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Config file for mosquitto</text:p>
      <text:p text:style-name="Preformatted_20_Text">#</text:p>
      <text:p text:style-name="Preformatted_20_Text"># See mosquitto.conf(5) for more information.</text:p>
      <text:p text:style-name="Preformatted_20_Text">#</text:p>
      <text:p text:style-name="Preformatted_20_Text"># Default values are shown, uncomment to change.</text:p>
      <text:p text:style-name="Preformatted_20_Text">#</text:p>
      <text:p text:style-name="Preformatted_20_Text"># Use the # character to indicate a comment, but only if it is the</text:p>
      <text:p text:style-name="Preformatted_20_Text"># very first character on the line.</text:p>
      <text:p text:style-name="Preformatted_20_Text"/>
      <text:p text:style-name="Preformatted_20_Text"># =================================================================</text:p>
      <text:p text:style-name="Preformatted_20_Text"># General configuration</text:p>
      <text:p text:style-name="Preformatted_20_Text"># =================================================================</text:p>
      <text:p text:style-name="Preformatted_20_Text"/>
      <text:p text:style-name="Preformatted_20_Text"># Use per listener security settings.</text:p>
      <text:p text:style-name="Preformatted_20_Text">#</text:p>
      <text:p text:style-name="Preformatted_20_Text"># It is recommended this option be set before any other options.</text:p>
      <text:p text:style-name="Preformatted_20_Text">#</text:p>
      <text:p text:style-name="Preformatted_20_Text"># If this option is set to true, then all authentication and access control</text:p>
      <text:p text:style-name="Preformatted_20_Text"># options are controlled on a per listener basis. The following options are</text:p>
      <text:p text:style-name="Preformatted_20_Text"># affected:</text:p>
      <text:p text:style-name="Preformatted_20_Text">#</text:p>
      <text:p text:style-name="Preformatted_20_Text"># password_file acl_file psk_file auth_plugin auth_opt_* allow_anonymous</text:p>
      <text:p text:style-name="Preformatted_20_Text"># auto_id_prefix allow_zero_length_clientid</text:p>
      <text:p text:style-name="Preformatted_20_Text">#</text:p>
      <text:p text:style-name="Preformatted_20_Text"># Note that if set to true, then a durable client (i.e. with clean session set</text:p>
      <text:p text:style-name="Preformatted_20_Text"># to false) that has disconnected will use the ACL settings defined for the</text:p>
      <text:p text:style-name="Preformatted_20_Text"># listener that it was most recently connected to.</text:p>
      <text:p text:style-name="Preformatted_20_Text">#</text:p>
      <text:p text:style-name="Preformatted_20_Text"># The default behaviour is for this to be set to false, which maintains the</text:p>
      <text:p text:style-name="Preformatted_20_Text"># setting behaviour from previous versions of mosquitto.</text:p>
      <text:p text:style-name="Preformatted_20_Text">#per_listener_settings false</text:p>
      <text:p text:style-name="Preformatted_20_Text"/>
      <text:p text:style-name="Preformatted_20_Text"/>
      <text:p text:style-name="Preformatted_20_Text"># If a client is subscribed to multiple subscriptions that overlap, e.g. foo/#</text:p>
      <text:p text:style-name="Preformatted_20_Text"># and foo/+/baz , then MQTT expects that when the broker receives a message on</text:p>
      <text:p text:style-name="Preformatted_20_Text"># a topic that matches both subscriptions, such as foo/bar/baz, then the client</text:p>
      <text:p text:style-name="Preformatted_20_Text"># should only receive the message once.</text:p>
      <text:p text:style-name="Preformatted_20_Text"># Mosquitto keeps track of which clients a message has been sent to in order to</text:p>
      <text:p text:style-name="Preformatted_20_Text"># meet this requirement. The allow_duplicate_messages option allows this</text:p>
      <text:p text:style-name="Preformatted_20_Text"># behaviour to be disabled, which may be useful if you have a large number of</text:p>
      <text:p text:style-name="Preformatted_20_Text"># clients subscribed to the same set of topics and are very concerned about</text:p>
      <text:p text:style-name="Preformatted_20_Text"># minimising memory usage.</text:p>
      <text:p text:style-name="Preformatted_20_Text"># It can be safely set to true if you know in advance that your clients will</text:p>
      <text:p text:style-name="Preformatted_20_Text"># never have overlapping subscriptions, otherwise your clients must be able to</text:p>
      <text:p text:style-name="Preformatted_20_Text"># correctly deal with duplicate messages even when then have QoS=2.</text:p>
      <text:p text:style-name="Preformatted_20_Text">#allow_duplicate_messages false</text:p>
      <text:p text:style-name="Preformatted_20_Text"/>
      <text:p text:style-name="Preformatted_20_Text"># This option controls whether a client is allowed to connect with a zero</text:p>
      <text:p text:style-name="Preformatted_20_Text"># length client id or not. This option only affects clients using MQTT v3.1.1</text:p>
      <text:p text:style-name="Preformatted_20_Text"># and later. If set to false, clients connecting with a zero length client id</text:p>
      <text:p text:style-name="Preformatted_20_Text"># are disconnected. If set to true, clients will be allocated a client id by</text:p>
      <text:p text:style-name="Preformatted_20_Text"># the broker. This means it is only useful for clients with clean session set</text:p>
      <text:p text:style-name="Preformatted_20_Text"># to true.</text:p>
      <text:p text:style-name="Preformatted_20_Text">#allow_zero_length_clientid true</text:p>
      <text:p text:style-name="Preformatted_20_Text"/>
      <text:p text:style-name="Preformatted_20_Text"># If allow_zero_length_clientid is true, this option allows you to set a prefix</text:p>
      <text:p text:style-name="Preformatted_20_Text"># to automatically generated client ids to aid visibility in logs.</text:p>
      <text:p text:style-name="Preformatted_20_Text"># Defaults to 'auto-'</text:p>
      <text:p text:style-name="Preformatted_20_Text">#auto_id_prefix auto-</text:p>
      <text:p text:style-name="Preformatted_20_Text"><text:soft-page-break/></text:p>
      <text:p text:style-name="Preformatted_20_Text"># This option affects the scenario when a client subscribes to a topic that has</text:p>
      <text:p text:style-name="Preformatted_20_Text"># retained messages. It is possible that the client that published the retained</text:p>
      <text:p text:style-name="Preformatted_20_Text"># message to the topic had access at the time they published, but that access</text:p>
      <text:p text:style-name="Preformatted_20_Text"># has been subsequently removed. If check_retain_source is set to true, the</text:p>
      <text:p text:style-name="Preformatted_20_Text"># default, the source of a retained message will be checked for access rights</text:p>
      <text:p text:style-name="Preformatted_20_Text"># before it is republished. When set to false, no check will be made and the</text:p>
      <text:p text:style-name="Preformatted_20_Text"># retained message will always be published. This affects all listeners.</text:p>
      <text:p text:style-name="Preformatted_20_Text">#check_retain_source true</text:p>
      <text:p text:style-name="Preformatted_20_Text"/>
      <text:p text:style-name="Preformatted_20_Text"># QoS 1 and 2 messages will be allowed inflight per client until this limit</text:p>
      <text:p text:style-name="Preformatted_20_Text"># is exceeded. <text:s/>Defaults to 0. (No maximum)</text:p>
      <text:p text:style-name="Preformatted_20_Text"># See also max_inflight_messages</text:p>
      <text:p text:style-name="Preformatted_20_Text">#max_inflight_bytes 0</text:p>
      <text:p text:style-name="Preformatted_20_Text"/>
      <text:p text:style-name="Preformatted_20_Text"># The maximum number of QoS 1 and 2 messages currently inflight per</text:p>
      <text:p text:style-name="Preformatted_20_Text"># client.</text:p>
      <text:p text:style-name="Preformatted_20_Text"># This includes messages that are partway through handshakes and</text:p>
      <text:p text:style-name="Preformatted_20_Text"># those that are being retried. Defaults to 20. Set to 0 for no</text:p>
      <text:p text:style-name="Preformatted_20_Text"># maximum. Setting to 1 will guarantee in-order delivery of QoS 1</text:p>
      <text:p text:style-name="Preformatted_20_Text"># and 2 messages.</text:p>
      <text:p text:style-name="Preformatted_20_Text">#max_inflight_messages 20</text:p>
      <text:p text:style-name="Preformatted_20_Text"/>
      <text:p text:style-name="Preformatted_20_Text"># For MQTT v5 clients, it is possible to have the server send a "server</text:p>
      <text:p text:style-name="Preformatted_20_Text"># keepalive" value that will override the keepalive value set by the client.</text:p>
      <text:p text:style-name="Preformatted_20_Text"># This is intended to be used as a mechanism to say that the server will</text:p>
      <text:p text:style-name="Preformatted_20_Text"># disconnect the client earlier than it anticipated, and that the client should</text:p>
      <text:p text:style-name="Preformatted_20_Text"># use the new keepalive value. The max_keepalive option allows you to specify</text:p>
      <text:p text:style-name="Preformatted_20_Text"># that clients may only connect with keepalive less than or equal to this</text:p>
      <text:p text:style-name="Preformatted_20_Text"># value, otherwise they will be sent a server keepalive telling them to use</text:p>
      <text:p text:style-name="Preformatted_20_Text"># max_keepalive. This only applies to MQTT v5 clients. The maximum value</text:p>
      <text:p text:style-name="Preformatted_20_Text"># allowable is 65535. Do not set below 10.</text:p>
      <text:p text:style-name="Preformatted_20_Text">#max_keepalive 65535</text:p>
      <text:p text:style-name="Preformatted_20_Text"/>
      <text:p text:style-name="Preformatted_20_Text"># For MQTT v5 clients, it is possible to have the server send a "maximum packet</text:p>
      <text:p text:style-name="Preformatted_20_Text"># size" value that will instruct the client it will not accept MQTT packets</text:p>
      <text:p text:style-name="Preformatted_20_Text"># with size greater than max_packet_size bytes. This applies to the full MQTT</text:p>
      <text:p text:style-name="Preformatted_20_Text"># packet, not just the payload. Setting this option to a positive value will</text:p>
      <text:p text:style-name="Preformatted_20_Text"># set the maximum packet size to that number of bytes. If a client sends a</text:p>
      <text:p text:style-name="Preformatted_20_Text"># packet which is larger than this value, it will be disconnected. This applies</text:p>
      <text:p text:style-name="Preformatted_20_Text"># to all clients regardless of the protocol version they are using, but v3.1.1</text:p>
      <text:p text:style-name="Preformatted_20_Text"># and earlier clients will of course not have received the maximum packet size</text:p>
      <text:p text:style-name="Preformatted_20_Text"># information. Defaults to no limit. Setting below 20 bytes is forbidden</text:p>
      <text:p text:style-name="Preformatted_20_Text"># because it is likely to interfere with ordinary client operation, even with</text:p>
      <text:p text:style-name="Preformatted_20_Text"># very small payloads.</text:p>
      <text:p text:style-name="Preformatted_20_Text">#max_packet_size 0</text:p>
      <text:p text:style-name="Preformatted_20_Text"/>
      <text:p text:style-name="Preformatted_20_Text"># QoS 1 and 2 messages above those currently in-flight will be queued per</text:p>
      <text:p text:style-name="Preformatted_20_Text"># client until this limit is exceeded. <text:s/>Defaults to 0. (No maximum)</text:p>
      <text:p text:style-name="Preformatted_20_Text"># See also max_queued_messages.</text:p>
      <text:p text:style-name="Preformatted_20_Text"># If both max_queued_messages and max_queued_bytes are specified, packets will</text:p>
      <text:p text:style-name="Preformatted_20_Text"># be queued until the first limit is reached.</text:p>
      <text:p text:style-name="Preformatted_20_Text">#max_queued_bytes 0</text:p>
      <text:p text:style-name="Preformatted_20_Text"/>
      <text:p text:style-name="Preformatted_20_Text"># The maximum number of QoS 1 and 2 messages to hold in a queue per client</text:p>
      <text:p text:style-name="Preformatted_20_Text"># above those that are currently in-flight. <text:s/>Defaults to 100. Set</text:p>
      <text:p text:style-name="Preformatted_20_Text"># to 0 for no maximum (not recommended).</text:p>
      <text:p text:style-name="Preformatted_20_Text"># See also queue_qos0_messages.</text:p>
      <text:p text:style-name="Preformatted_20_Text"># See also max_queued_bytes.</text:p>
      <text:p text:style-name="Preformatted_20_Text"><text:soft-page-break/>#max_queued_messages 100</text:p>
      <text:p text:style-name="Preformatted_20_Text">#</text:p>
      <text:p text:style-name="Preformatted_20_Text"># This option sets the maximum number of heap memory bytes that the broker will</text:p>
      <text:p text:style-name="Preformatted_20_Text"># allocate, and hence sets a hard limit on memory use by the broker. <text:s/>Memory</text:p>
      <text:p text:style-name="Preformatted_20_Text"># requests that exceed this value will be denied. The effect will vary</text:p>
      <text:p text:style-name="Preformatted_20_Text"># depending on what has been denied. If an incoming message is being processed,</text:p>
      <text:p text:style-name="Preformatted_20_Text"># then the message will be dropped and the publishing client will be</text:p>
      <text:p text:style-name="Preformatted_20_Text"># disconnected. If an outgoing message is being sent, then the individual</text:p>
      <text:p text:style-name="Preformatted_20_Text"># message will be dropped and the receiving client will be disconnected.</text:p>
      <text:p text:style-name="Preformatted_20_Text"># Defaults to no limit.</text:p>
      <text:p text:style-name="Preformatted_20_Text">#memory_limit 0</text:p>
      <text:p text:style-name="Preformatted_20_Text"/>
      <text:p text:style-name="Preformatted_20_Text"># This option sets the maximum publish payload size that the broker will allow.</text:p>
      <text:p text:style-name="Preformatted_20_Text"># Received messages that exceed this size will not be accepted by the broker.</text:p>
      <text:p text:style-name="Preformatted_20_Text"># The default value is 0, which means that all valid MQTT messages are</text:p>
      <text:p text:style-name="Preformatted_20_Text"># accepted. MQTT imposes a maximum payload size of 268435455 bytes.</text:p>
      <text:p text:style-name="Preformatted_20_Text">#message_size_limit 0</text:p>
      <text:p text:style-name="Preformatted_20_Text"/>
      <text:p text:style-name="Preformatted_20_Text"># This option allows persistent clients (those with clean session set to false)</text:p>
      <text:p text:style-name="Preformatted_20_Text"># to be removed if they do not reconnect within a certain time frame.</text:p>
      <text:p text:style-name="Preformatted_20_Text">#</text:p>
      <text:p text:style-name="Preformatted_20_Text"># This is a non-standard option in MQTT V3.1 but allowed in MQTT v3.1.1.</text:p>
      <text:p text:style-name="Preformatted_20_Text">#</text:p>
      <text:p text:style-name="Preformatted_20_Text"># Badly designed clients may set clean session to false whilst using a randomly</text:p>
      <text:p text:style-name="Preformatted_20_Text"># generated client id. This leads to persistent clients that will never</text:p>
      <text:p text:style-name="Preformatted_20_Text"># reconnect. This option allows these clients to be removed.</text:p>
      <text:p text:style-name="Preformatted_20_Text">#</text:p>
      <text:p text:style-name="Preformatted_20_Text"># The expiration period should be an integer followed by one of h d w m y for</text:p>
      <text:p text:style-name="Preformatted_20_Text"># hour, day, week, month and year respectively. For example</text:p>
      <text:p text:style-name="Preformatted_20_Text">#</text:p>
      <text:p text:style-name="Preformatted_20_Text"># persistent_client_expiration 2m</text:p>
      <text:p text:style-name="Preformatted_20_Text"># persistent_client_expiration 14d</text:p>
      <text:p text:style-name="Preformatted_20_Text"># persistent_client_expiration 1y</text:p>
      <text:p text:style-name="Preformatted_20_Text">#</text:p>
      <text:p text:style-name="Preformatted_20_Text"># The default if not set is to never expire persistent clients.</text:p>
      <text:p text:style-name="Preformatted_20_Text">#persistent_client_expiration</text:p>
      <text:p text:style-name="Preformatted_20_Text"/>
      <text:p text:style-name="Preformatted_20_Text"># Write process id to a file. Default is a blank string which means</text:p>
      <text:p text:style-name="Preformatted_20_Text"># a pid file shouldn't be written.</text:p>
      <text:p text:style-name="Preformatted_20_Text"># This should be set to /var/run/mosquitto.pid if mosquitto is</text:p>
      <text:p text:style-name="Preformatted_20_Text"># being run automatically on boot with an init script and</text:p>
      <text:p text:style-name="Preformatted_20_Text"># start-stop-daemon or similar.</text:p>
      <text:p text:style-name="Preformatted_20_Text">#pid_file</text:p>
      <text:p text:style-name="Preformatted_20_Text"/>
      <text:p text:style-name="Preformatted_20_Text"># Set to true to queue messages with QoS 0 when a persistent client is</text:p>
      <text:p text:style-name="Preformatted_20_Text"># disconnected. These messages are included in the limit imposed by</text:p>
      <text:p text:style-name="Preformatted_20_Text"># max_queued_messages and max_queued_bytes</text:p>
      <text:p text:style-name="Preformatted_20_Text"># Defaults to false.</text:p>
      <text:p text:style-name="Preformatted_20_Text"># This is a non-standard option for the MQTT v3.1 spec but is allowed in</text:p>
      <text:p text:style-name="Preformatted_20_Text"># v3.1.1.</text:p>
      <text:p text:style-name="Preformatted_20_Text">#queue_qos0_messages false</text:p>
      <text:p text:style-name="Preformatted_20_Text"/>
      <text:p text:style-name="Preformatted_20_Text"># Set to false to disable retained message support. If a client publishes a</text:p>
      <text:p text:style-name="Preformatted_20_Text"># message with the retain bit set, it will be disconnected if this is set to</text:p>
      <text:p text:style-name="Preformatted_20_Text"># false.</text:p>
      <text:p text:style-name="Preformatted_20_Text">#retain_available true</text:p>
      <text:p text:style-name="Preformatted_20_Text"/>
      <text:p text:style-name="Preformatted_20_Text"># Disable Nagle's algorithm on client sockets. This has the effect of reducing</text:p>
      <text:p text:style-name="Preformatted_20_Text"># latency of individual messages at the potential cost of increasing the number</text:p>
      <text:p text:style-name="Preformatted_20_Text"><text:soft-page-break/># of packets being sent.</text:p>
      <text:p text:style-name="Preformatted_20_Text">#set_tcp_nodelay false</text:p>
      <text:p text:style-name="Preformatted_20_Text"/>
      <text:p text:style-name="Preformatted_20_Text"># Time in seconds between updates of the $SYS tree.</text:p>
      <text:p text:style-name="Preformatted_20_Text"># Set to 0 to disable the publishing of the $SYS tree.</text:p>
      <text:p text:style-name="Preformatted_20_Text">#sys_interval 10</text:p>
      <text:p text:style-name="Preformatted_20_Text"/>
      <text:p text:style-name="Preformatted_20_Text"># The MQTT specification requires that the QoS of a message delivered to a</text:p>
      <text:p text:style-name="Preformatted_20_Text"># subscriber is never upgraded to match the QoS of the subscription. Enabling</text:p>
      <text:p text:style-name="Preformatted_20_Text"># this option changes this behaviour. If upgrade_outgoing_qos is set true,</text:p>
      <text:p text:style-name="Preformatted_20_Text"># messages sent to a subscriber will always match the QoS of its subscription.</text:p>
      <text:p text:style-name="Preformatted_20_Text"># This is a non-standard option explicitly disallowed by the spec.</text:p>
      <text:p text:style-name="Preformatted_20_Text">#upgrade_outgoing_qos false</text:p>
      <text:p text:style-name="Preformatted_20_Text"/>
      <text:p text:style-name="Preformatted_20_Text"># When run as root, drop privileges to this user and its primary</text:p>
      <text:p text:style-name="Preformatted_20_Text"># group.</text:p>
      <text:p text:style-name="Preformatted_20_Text"># Set to root to stay as root, but this is not recommended.</text:p>
      <text:p text:style-name="Preformatted_20_Text"># If run as a non-root user, this setting has no effect.</text:p>
      <text:p text:style-name="Preformatted_20_Text"># Note that on Windows this has no effect and so mosquitto should</text:p>
      <text:p text:style-name="Preformatted_20_Text"># be started by the user you wish it to run as.</text:p>
      <text:p text:style-name="Preformatted_20_Text">#user mosquitto</text:p>
      <text:p text:style-name="Preformatted_20_Text"/>
      <text:p text:style-name="Preformatted_20_Text"># =================================================================</text:p>
      <text:p text:style-name="Preformatted_20_Text"># Default listener</text:p>
      <text:p text:style-name="Preformatted_20_Text"># =================================================================</text:p>
      <text:p text:style-name="Preformatted_20_Text"/>
      <text:p text:style-name="Preformatted_20_Text"># IP address/hostname to bind the default listener to. If not</text:p>
      <text:p text:style-name="Preformatted_20_Text"># given, the default listener will not be bound to a specific</text:p>
      <text:p text:style-name="Preformatted_20_Text"># address and so will be accessible to all network interfaces.</text:p>
      <text:p text:style-name="Preformatted_20_Text"># bind_address ip-address/host name</text:p>
      <text:p text:style-name="Preformatted_20_Text">#bind_address</text:p>
      <text:p text:style-name="Preformatted_20_Text"/>
      <text:p text:style-name="Preformatted_20_Text"># Port to use for the default listener.</text:p>
      <text:p text:style-name="Preformatted_20_Text">#port 1883</text:p>
      <text:p text:style-name="Preformatted_20_Text"/>
      <text:p text:style-name="Preformatted_20_Text"># Bind the listener to a specific interface. This is similar to</text:p>
      <text:p text:style-name="Preformatted_20_Text"># bind_address above but is useful when an interface has multiple addresses or</text:p>
      <text:p text:style-name="Preformatted_20_Text"># the address may change. It is valid to use this with the bind_address option,</text:p>
      <text:p text:style-name="Preformatted_20_Text"># but take care that the interface you are binding to contains the address you</text:p>
      <text:p text:style-name="Preformatted_20_Text"># are binding to, otherwise you will not be able to connect.</text:p>
      <text:p text:style-name="Preformatted_20_Text"># Example: bind_interface eth0</text:p>
      <text:p text:style-name="Preformatted_20_Text">#bind_interface</text:p>
      <text:p text:style-name="Preformatted_20_Text"/>
      <text:p text:style-name="Preformatted_20_Text"># When a listener is using the websockets protocol, it is possible to serve</text:p>
      <text:p text:style-name="Preformatted_20_Text"># http data as well. Set http_dir to a directory which contains the files you</text:p>
      <text:p text:style-name="Preformatted_20_Text"># wish to serve. If this option is not specified, then no normal http</text:p>
      <text:p text:style-name="Preformatted_20_Text"># connections will be possible.</text:p>
      <text:p text:style-name="Preformatted_20_Text">#http_dir</text:p>
      <text:p text:style-name="Preformatted_20_Text"/>
      <text:p text:style-name="Preformatted_20_Text"># The maximum number of client connections to allow. This is</text:p>
      <text:p text:style-name="Preformatted_20_Text"># a per listener setting.</text:p>
      <text:p text:style-name="Preformatted_20_Text"># Default is -1, which means unlimited connections.</text:p>
      <text:p text:style-name="Preformatted_20_Text"># Note that other process limits mean that unlimited connections</text:p>
      <text:p text:style-name="Preformatted_20_Text"># are not really possible. Typically the default maximum number of</text:p>
      <text:p text:style-name="Preformatted_20_Text"># connections possible is around 1024.</text:p>
      <text:p text:style-name="Preformatted_20_Text">#max_connections -1</text:p>
      <text:p text:style-name="Preformatted_20_Text"/>
      <text:p text:style-name="Preformatted_20_Text"># Choose the protocol to use when listening.</text:p>
      <text:p text:style-name="Preformatted_20_Text"># This can be either mqtt or websockets.</text:p>
      <text:p text:style-name="Preformatted_20_Text"><text:soft-page-break/># Websockets support is currently disabled by default at compile time.</text:p>
      <text:p text:style-name="Preformatted_20_Text"># Certificate based TLS may be used with websockets, except that</text:p>
      <text:p text:style-name="Preformatted_20_Text"># only the cafile, certfile, keyfile and ciphers options are supported.</text:p>
      <text:p text:style-name="Preformatted_20_Text">#protocol mqtt</text:p>
      <text:p text:style-name="Preformatted_20_Text"/>
      <text:p text:style-name="Preformatted_20_Text"># Set use_username_as_clientid to true to replace the clientid that a client</text:p>
      <text:p text:style-name="Preformatted_20_Text"># connected with with its username. This allows authentication to be tied to</text:p>
      <text:p text:style-name="Preformatted_20_Text"># the clientid, which means that it is possible to prevent one client</text:p>
      <text:p text:style-name="Preformatted_20_Text"># disconnecting another by using the same clientid.</text:p>
      <text:p text:style-name="Preformatted_20_Text"># If a client connects with no username it will be disconnected as not</text:p>
      <text:p text:style-name="Preformatted_20_Text"># authorised when this option is set to true.</text:p>
      <text:p text:style-name="Preformatted_20_Text"># Do not use in conjunction with clientid_prefixes.</text:p>
      <text:p text:style-name="Preformatted_20_Text"># See also use_identity_as_username.</text:p>
      <text:p text:style-name="Preformatted_20_Text">#use_username_as_clientid</text:p>
      <text:p text:style-name="Preformatted_20_Text"/>
      <text:p text:style-name="Preformatted_20_Text"># -----------------------------------------------------------------</text:p>
      <text:p text:style-name="Preformatted_20_Text"># Certificate based SSL/TLS support</text:p>
      <text:p text:style-name="Preformatted_20_Text"># -----------------------------------------------------------------</text:p>
      <text:p text:style-name="Preformatted_20_Text"># The following options can be used to enable SSL/TLS support for</text:p>
      <text:p text:style-name="Preformatted_20_Text"># this listener. Note that the recommended port for MQTT over TLS</text:p>
      <text:p text:style-name="Preformatted_20_Text"># is 8883, but this must be set manually.</text:p>
      <text:p text:style-name="Preformatted_20_Text">#</text:p>
      <text:p text:style-name="Preformatted_20_Text"># See also the mosquitto-tls man page.</text:p>
      <text:p text:style-name="Preformatted_20_Text"/>
      <text:p text:style-name="Preformatted_20_Text"># At least one of cafile or capath must be defined. They both</text:p>
      <text:p text:style-name="Preformatted_20_Text"># define methods of accessing the PEM encoded Certificate</text:p>
      <text:p text:style-name="Preformatted_20_Text"># Authority certificates that have signed your server certificate</text:p>
      <text:p text:style-name="Preformatted_20_Text"># and that you wish to trust.</text:p>
      <text:p text:style-name="Preformatted_20_Text"># cafile defines the path to a file containing the CA certificates.</text:p>
      <text:p text:style-name="Preformatted_20_Text"># capath defines a directory that will be searched for files</text:p>
      <text:p text:style-name="Preformatted_20_Text"># containing the CA certificates. For capath to work correctly, the</text:p>
      <text:p text:style-name="Preformatted_20_Text"># certificate files must have ".crt" as the file ending and you must run</text:p>
      <text:p text:style-name="Preformatted_20_Text"># "openssl rehash &lt;path to capath&gt;" each time you add/remove a certificate.</text:p>
      <text:p text:style-name="Preformatted_20_Text">#cafile</text:p>
      <text:p text:style-name="Preformatted_20_Text">#capath</text:p>
      <text:p text:style-name="Preformatted_20_Text"/>
      <text:p text:style-name="Preformatted_20_Text"># Path to the PEM encoded server certificate.</text:p>
      <text:p text:style-name="Preformatted_20_Text">#certfile</text:p>
      <text:p text:style-name="Preformatted_20_Text"/>
      <text:p text:style-name="Preformatted_20_Text"># Path to the PEM encoded keyfile.</text:p>
      <text:p text:style-name="Preformatted_20_Text">#keyfile</text:p>
      <text:p text:style-name="Preformatted_20_Text"/>
      <text:p text:style-name="Preformatted_20_Text"/>
      <text:p text:style-name="Preformatted_20_Text"># If you have require_certificate set to true, you can create a certificate</text:p>
      <text:p text:style-name="Preformatted_20_Text"># revocation list file to revoke access to particular client certificates. If</text:p>
      <text:p text:style-name="Preformatted_20_Text"># you have done this, use crlfile to point to the PEM encoded revocation file.</text:p>
      <text:p text:style-name="Preformatted_20_Text">#crlfile</text:p>
      <text:p text:style-name="Preformatted_20_Text"/>
      <text:p text:style-name="Preformatted_20_Text"># If you wish to control which encryption ciphers are used, use the ciphers</text:p>
      <text:p text:style-name="Preformatted_20_Text"># option. The list of available ciphers can be obtained using the "openssl</text:p>
      <text:p text:style-name="Preformatted_20_Text"># ciphers" command and should be provided in the same format as the output of</text:p>
      <text:p text:style-name="Preformatted_20_Text"># that command.</text:p>
      <text:p text:style-name="Preformatted_20_Text"># If unset defaults to DEFAULT:!aNULL:!eNULL:!LOW:!EXPORT:!SSLv2:@STRENGTH</text:p>
      <text:p text:style-name="Preformatted_20_Text">#ciphers DEFAULT:!aNULL:!eNULL:!LOW:!EXPORT:!SSLv2:@STRENGTH</text:p>
      <text:p text:style-name="Preformatted_20_Text"/>
      <text:p text:style-name="Preformatted_20_Text"># To allow the use of ephemeral DH key exchange, which provides forward</text:p>
      <text:p text:style-name="Preformatted_20_Text"># security, the listener must load DH parameters. This can be specified with</text:p>
      <text:p text:style-name="Preformatted_20_Text"># the dhparamfile option. The dhparamfile can be generated with the command</text:p>
      <text:p text:style-name="Preformatted_20_Text"># e.g. "openssl dhparam -out dhparam.pem 2048"</text:p>
      <text:p text:style-name="Preformatted_20_Text"><text:soft-page-break/>#dhparamfile</text:p>
      <text:p text:style-name="Preformatted_20_Text"/>
      <text:p text:style-name="Preformatted_20_Text"># By default a TLS enabled listener will operate in a similar fashion to a</text:p>
      <text:p text:style-name="Preformatted_20_Text"># https enabled web server, in that the server has a certificate signed by a CA</text:p>
      <text:p text:style-name="Preformatted_20_Text"># and the client will verify that it is a trusted certificate. The overall aim</text:p>
      <text:p text:style-name="Preformatted_20_Text"># is encryption of the network traffic. By setting require_certificate to true,</text:p>
      <text:p text:style-name="Preformatted_20_Text"># the client must provide a valid certificate in order for the network</text:p>
      <text:p text:style-name="Preformatted_20_Text"># connection to proceed. This allows access to the broker to be controlled</text:p>
      <text:p text:style-name="Preformatted_20_Text"># outside of the mechanisms provided by MQTT.</text:p>
      <text:p text:style-name="Preformatted_20_Text">#require_certificate false</text:p>
      <text:p text:style-name="Preformatted_20_Text"/>
      <text:p text:style-name="Preformatted_20_Text"># This option defines the version of the TLS protocol to use for this listener.</text:p>
      <text:p text:style-name="Preformatted_20_Text"># The default value allows all of v1.3, v1.2 and v1.1. The valid values are</text:p>
      <text:p text:style-name="Preformatted_20_Text"># tlsv1.3 tlsv1.2 and tlsv1.1.</text:p>
      <text:p text:style-name="Preformatted_20_Text">#tls_version</text:p>
      <text:p text:style-name="Preformatted_20_Text"/>
      <text:p text:style-name="Preformatted_20_Text"># If require_certificate is true, you may set use_identity_as_username to true</text:p>
      <text:p text:style-name="Preformatted_20_Text"># to use the CN value from the client certificate as a username. If this is</text:p>
      <text:p text:style-name="Preformatted_20_Text"># true, the password_file option will not be used for this listener.</text:p>
      <text:p text:style-name="Preformatted_20_Text"># This takes priority over use_subject_as_username.</text:p>
      <text:p text:style-name="Preformatted_20_Text"># See also use_subject_as_username.</text:p>
      <text:p text:style-name="Preformatted_20_Text">#use_identity_as_username false</text:p>
      <text:p text:style-name="Preformatted_20_Text"/>
      <text:p text:style-name="Preformatted_20_Text"># If require_certificate is true, you may set use_subject_as_username to true</text:p>
      <text:p text:style-name="Preformatted_20_Text"># to use the complete subject value from the client certificate as a username.</text:p>
      <text:p text:style-name="Preformatted_20_Text"># If this is true, the password_file option will not be used for this listener.</text:p>
      <text:p text:style-name="Preformatted_20_Text"># See also use_identity_as_username</text:p>
      <text:p text:style-name="Preformatted_20_Text">#use_subject_as_username false</text:p>
      <text:p text:style-name="Preformatted_20_Text"/>
      <text:p text:style-name="Preformatted_20_Text"># -----------------------------------------------------------------</text:p>
      <text:p text:style-name="Preformatted_20_Text"># Pre-shared-key based SSL/TLS support</text:p>
      <text:p text:style-name="Preformatted_20_Text"># -----------------------------------------------------------------</text:p>
      <text:p text:style-name="Preformatted_20_Text"># The following options can be used to enable PSK based SSL/TLS support for</text:p>
      <text:p text:style-name="Preformatted_20_Text"># this listener. Note that the recommended port for MQTT over TLS is 8883, but</text:p>
      <text:p text:style-name="Preformatted_20_Text"># this must be set manually.</text:p>
      <text:p text:style-name="Preformatted_20_Text">#</text:p>
      <text:p text:style-name="Preformatted_20_Text"># See also the mosquitto-tls man page and the "Certificate based SSL/TLS</text:p>
      <text:p text:style-name="Preformatted_20_Text"># support" section. Only one of certificate or PSK encryption support can be</text:p>
      <text:p text:style-name="Preformatted_20_Text"># enabled for any listener.</text:p>
      <text:p text:style-name="Preformatted_20_Text"/>
      <text:p text:style-name="Preformatted_20_Text"># The psk_hint option enables pre-shared-key support for this listener and also</text:p>
      <text:p text:style-name="Preformatted_20_Text"># acts as an identifier for this listener. The hint is sent to clients and may</text:p>
      <text:p text:style-name="Preformatted_20_Text"># be used locally to aid authentication. The hint is a free form string that</text:p>
      <text:p text:style-name="Preformatted_20_Text"># doesn't have much meaning in itself, so feel free to be creative.</text:p>
      <text:p text:style-name="Preformatted_20_Text"># If this option is provided, see psk_file to define the pre-shared keys to be</text:p>
      <text:p text:style-name="Preformatted_20_Text"># used or create a security plugin to handle them.</text:p>
      <text:p text:style-name="Preformatted_20_Text">#psk_hint</text:p>
      <text:p text:style-name="Preformatted_20_Text"/>
      <text:p text:style-name="Preformatted_20_Text"># When using PSK, the encryption ciphers used will be chosen from the list of</text:p>
      <text:p text:style-name="Preformatted_20_Text"># available PSK ciphers. If you want to control which ciphers are available,</text:p>
      <text:p text:style-name="Preformatted_20_Text"># use the "ciphers" option. <text:s/>The list of available ciphers can be obtained</text:p>
      <text:p text:style-name="Preformatted_20_Text"># using the "openssl ciphers" command and should be provided in the same format</text:p>
      <text:p text:style-name="Preformatted_20_Text"># as the output of that command.</text:p>
      <text:p text:style-name="Preformatted_20_Text">#ciphers</text:p>
      <text:p text:style-name="Preformatted_20_Text"/>
      <text:p text:style-name="Preformatted_20_Text"># Set use_identity_as_username to have the psk identity sent by the client used</text:p>
      <text:p text:style-name="Preformatted_20_Text"># as its username. Authentication will be carried out using the PSK rather than</text:p>
      <text:p text:style-name="Preformatted_20_Text"># the MQTT username/password and so password_file will not be used for this</text:p>
      <text:p text:style-name="Preformatted_20_Text"># listener.</text:p>
      <text:p text:style-name="Preformatted_20_Text"><text:soft-page-break/>#use_identity_as_username false</text:p>
      <text:p text:style-name="Preformatted_20_Text"/>
      <text:p text:style-name="Preformatted_20_Text"/>
      <text:p text:style-name="Preformatted_20_Text"># =================================================================</text:p>
      <text:p text:style-name="Preformatted_20_Text"># Extra listeners</text:p>
      <text:p text:style-name="Preformatted_20_Text"># =================================================================</text:p>
      <text:p text:style-name="Preformatted_20_Text"/>
      <text:p text:style-name="Preformatted_20_Text"># Listen on a port/ip address combination. By using this variable</text:p>
      <text:p text:style-name="Preformatted_20_Text"># multiple times, mosquitto can listen on more than one port. If</text:p>
      <text:p text:style-name="Preformatted_20_Text"># this variable is used and neither bind_address nor port given,</text:p>
      <text:p text:style-name="Preformatted_20_Text"># then the default listener will not be started.</text:p>
      <text:p text:style-name="Preformatted_20_Text"># The port number to listen on must be given. Optionally, an ip</text:p>
      <text:p text:style-name="Preformatted_20_Text"># address or host name may be supplied as a second argument. In</text:p>
      <text:p text:style-name="Preformatted_20_Text"># this case, mosquitto will attempt to bind the listener to that</text:p>
      <text:p text:style-name="Preformatted_20_Text"># address and so restrict access to the associated network and</text:p>
      <text:p text:style-name="Preformatted_20_Text"># interface. By default, mosquitto will listen on all interfaces.</text:p>
      <text:p text:style-name="Preformatted_20_Text"># Note that for a websockets listener it is not possible to bind to a host</text:p>
      <text:p text:style-name="Preformatted_20_Text"># name.</text:p>
      <text:p text:style-name="Preformatted_20_Text"># listener port-number [ip address/host name]</text:p>
      <text:p text:style-name="Preformatted_20_Text">#listener</text:p>
      <text:p text:style-name="Preformatted_20_Text"/>
      <text:p text:style-name="Preformatted_20_Text"># Bind the listener to a specific interface. This is similar to</text:p>
      <text:p text:style-name="Preformatted_20_Text"># the [ip address/host name] part of the listener definition, but is useful</text:p>
      <text:p text:style-name="Preformatted_20_Text"># when an interface has multiple addresses or the address may change. It is</text:p>
      <text:p text:style-name="Preformatted_20_Text"># valid to use this with the [ip address/host name] part of the listener</text:p>
      <text:p text:style-name="Preformatted_20_Text"># definition, but take care that the interface you are binding to contains the</text:p>
      <text:p text:style-name="Preformatted_20_Text"># address you are binding to, otherwise you will not be able to connect.</text:p>
      <text:p text:style-name="Preformatted_20_Text"># Only available on Linux and requires elevated privileges.</text:p>
      <text:p text:style-name="Preformatted_20_Text">#</text:p>
      <text:p text:style-name="Preformatted_20_Text"># Example: bind_interface eth0</text:p>
      <text:p text:style-name="Preformatted_20_Text">#bind_interface</text:p>
      <text:p text:style-name="Preformatted_20_Text"/>
      <text:p text:style-name="Preformatted_20_Text"># When a listener is using the websockets protocol, it is possible to serve</text:p>
      <text:p text:style-name="Preformatted_20_Text"># http data as well. Set http_dir to a directory which contains the files you</text:p>
      <text:p text:style-name="Preformatted_20_Text"># wish to serve. If this option is not specified, then no normal http</text:p>
      <text:p text:style-name="Preformatted_20_Text"># connections will be possible.</text:p>
      <text:p text:style-name="Preformatted_20_Text">#http_dir</text:p>
      <text:p text:style-name="Preformatted_20_Text"/>
      <text:p text:style-name="Preformatted_20_Text"># The maximum number of client connections to allow. This is</text:p>
      <text:p text:style-name="Preformatted_20_Text"># a per listener setting.</text:p>
      <text:p text:style-name="Preformatted_20_Text"># Default is -1, which means unlimited connections.</text:p>
      <text:p text:style-name="Preformatted_20_Text"># Note that other process limits mean that unlimited connections</text:p>
      <text:p text:style-name="Preformatted_20_Text"># are not really possible. Typically the default maximum number of</text:p>
      <text:p text:style-name="Preformatted_20_Text"># connections possible is around 1024.</text:p>
      <text:p text:style-name="Preformatted_20_Text">#max_connections -1</text:p>
      <text:p text:style-name="Preformatted_20_Text"/>
      <text:p text:style-name="Preformatted_20_Text"># The listener can be restricted to operating within a topic hierarchy using</text:p>
      <text:p text:style-name="Preformatted_20_Text"># the mount_point option. This is achieved be prefixing the mount_point string</text:p>
      <text:p text:style-name="Preformatted_20_Text"># to all topics for any clients connected to this listener. This prefixing only</text:p>
      <text:p text:style-name="Preformatted_20_Text"># happens internally to the broker; the client will not see the prefix.</text:p>
      <text:p text:style-name="Preformatted_20_Text">#mount_point</text:p>
      <text:p text:style-name="Preformatted_20_Text"/>
      <text:p text:style-name="Preformatted_20_Text"># Choose the protocol to use when listening.</text:p>
      <text:p text:style-name="Preformatted_20_Text"># This can be either mqtt or websockets.</text:p>
      <text:p text:style-name="Preformatted_20_Text"># Certificate based TLS may be used with websockets, except that only the</text:p>
      <text:p text:style-name="Preformatted_20_Text"># cafile, certfile, keyfile and ciphers options are supported.</text:p>
      <text:p text:style-name="Preformatted_20_Text">#protocol mqtt</text:p>
      <text:p text:style-name="Preformatted_20_Text"/>
      <text:p text:style-name="Preformatted_20_Text"># Set use_username_as_clientid to true to replace the clientid that a client</text:p>
      <text:p text:style-name="Preformatted_20_Text"><text:soft-page-break/># connected with with its username. This allows authentication to be tied to</text:p>
      <text:p text:style-name="Preformatted_20_Text"># the clientid, which means that it is possible to prevent one client</text:p>
      <text:p text:style-name="Preformatted_20_Text"># disconnecting another by using the same clientid.</text:p>
      <text:p text:style-name="Preformatted_20_Text"># If a client connects with no username it will be disconnected as not</text:p>
      <text:p text:style-name="Preformatted_20_Text"># authorised when this option is set to true.</text:p>
      <text:p text:style-name="Preformatted_20_Text"># Do not use in conjunction with clientid_prefixes.</text:p>
      <text:p text:style-name="Preformatted_20_Text"># See also use_identity_as_username.</text:p>
      <text:p text:style-name="Preformatted_20_Text">#use_username_as_clientid</text:p>
      <text:p text:style-name="Preformatted_20_Text"/>
      <text:p text:style-name="Preformatted_20_Text"># Change the websockets headers size. This is a global option, it is not</text:p>
      <text:p text:style-name="Preformatted_20_Text"># possible to set per listener. This option sets the size of the buffer used in</text:p>
      <text:p text:style-name="Preformatted_20_Text"># the libwebsockets library when reading HTTP headers. If you are passing large</text:p>
      <text:p text:style-name="Preformatted_20_Text"># header data such as cookies then you may need to increase this value. If left</text:p>
      <text:p text:style-name="Preformatted_20_Text"># unset, or set to 0, then the default of 1024 bytes will be used.</text:p>
      <text:p text:style-name="Preformatted_20_Text">#websockets_headers_size</text:p>
      <text:p text:style-name="Preformatted_20_Text"/>
      <text:p text:style-name="Preformatted_20_Text"># -----------------------------------------------------------------</text:p>
      <text:p text:style-name="Preformatted_20_Text"># Certificate based SSL/TLS support</text:p>
      <text:p text:style-name="Preformatted_20_Text"># -----------------------------------------------------------------</text:p>
      <text:p text:style-name="Preformatted_20_Text"># The following options can be used to enable certificate based SSL/TLS support</text:p>
      <text:p text:style-name="Preformatted_20_Text"># for this listener. Note that the recommended port for MQTT over TLS is 8883,</text:p>
      <text:p text:style-name="Preformatted_20_Text"># but this must be set manually.</text:p>
      <text:p text:style-name="Preformatted_20_Text">#</text:p>
      <text:p text:style-name="Preformatted_20_Text"># See also the mosquitto-tls man page and the "Pre-shared-key based SSL/TLS</text:p>
      <text:p text:style-name="Preformatted_20_Text"># support" section. Only one of certificate or PSK encryption support can be</text:p>
      <text:p text:style-name="Preformatted_20_Text"># enabled for any listener.</text:p>
      <text:p text:style-name="Preformatted_20_Text"/>
      <text:p text:style-name="Preformatted_20_Text"># At least one of cafile or capath must be defined to enable certificate based</text:p>
      <text:p text:style-name="Preformatted_20_Text"># TLS encryption. They both define methods of accessing the PEM encoded</text:p>
      <text:p text:style-name="Preformatted_20_Text"># Certificate Authority certificates that have signed your server certificate</text:p>
      <text:p text:style-name="Preformatted_20_Text"># and that you wish to trust.</text:p>
      <text:p text:style-name="Preformatted_20_Text"># cafile defines the path to a file containing the CA certificates.</text:p>
      <text:p text:style-name="Preformatted_20_Text"># capath defines a directory that will be searched for files</text:p>
      <text:p text:style-name="Preformatted_20_Text"># containing the CA certificates. For capath to work correctly, the</text:p>
      <text:p text:style-name="Preformatted_20_Text"># certificate files must have ".crt" as the file ending and you must run</text:p>
      <text:p text:style-name="Preformatted_20_Text"># "openssl rehash &lt;path to capath&gt;" each time you add/remove a certificate.</text:p>
      <text:p text:style-name="Preformatted_20_Text">#cafile</text:p>
      <text:p text:style-name="Preformatted_20_Text">#capath</text:p>
      <text:p text:style-name="Preformatted_20_Text"/>
      <text:p text:style-name="Preformatted_20_Text"># Path to the PEM encoded server certificate.</text:p>
      <text:p text:style-name="Preformatted_20_Text">#certfile</text:p>
      <text:p text:style-name="Preformatted_20_Text"/>
      <text:p text:style-name="Preformatted_20_Text"># Path to the PEM encoded keyfile.</text:p>
      <text:p text:style-name="Preformatted_20_Text">#keyfile</text:p>
      <text:p text:style-name="Preformatted_20_Text"/>
      <text:p text:style-name="Preformatted_20_Text"/>
      <text:p text:style-name="Preformatted_20_Text"># If you wish to control which encryption ciphers are used, use the ciphers</text:p>
      <text:p text:style-name="Preformatted_20_Text"># option. The list of available ciphers can be optained using the "openssl</text:p>
      <text:p text:style-name="Preformatted_20_Text"># ciphers" command and should be provided in the same format as the output of</text:p>
      <text:p text:style-name="Preformatted_20_Text"># that command.</text:p>
      <text:p text:style-name="Preformatted_20_Text">#ciphers</text:p>
      <text:p text:style-name="Preformatted_20_Text"/>
      <text:p text:style-name="Preformatted_20_Text"># If you have require_certificate set to true, you can create a certificate</text:p>
      <text:p text:style-name="Preformatted_20_Text"># revocation list file to revoke access to particular client certificates. If</text:p>
      <text:p text:style-name="Preformatted_20_Text"># you have done this, use crlfile to point to the PEM encoded revocation file.</text:p>
      <text:p text:style-name="Preformatted_20_Text">#crlfile</text:p>
      <text:p text:style-name="Preformatted_20_Text"/>
      <text:p text:style-name="Preformatted_20_Text"># To allow the use of ephemeral DH key exchange, which provides forward</text:p>
      <text:p text:style-name="Preformatted_20_Text"># security, the listener must load DH parameters. This can be specified with</text:p>
      <text:p text:style-name="Preformatted_20_Text"><text:soft-page-break/># the dhparamfile option. The dhparamfile can be generated with the command</text:p>
      <text:p text:style-name="Preformatted_20_Text"># e.g. "openssl dhparam -out dhparam.pem 2048"</text:p>
      <text:p text:style-name="Preformatted_20_Text">#dhparamfile</text:p>
      <text:p text:style-name="Preformatted_20_Text"/>
      <text:p text:style-name="Preformatted_20_Text"># By default an TLS enabled listener will operate in a similar fashion to a</text:p>
      <text:p text:style-name="Preformatted_20_Text"># https enabled web server, in that the server has a certificate signed by a CA</text:p>
      <text:p text:style-name="Preformatted_20_Text"># and the client will verify that it is a trusted certificate. The overall aim</text:p>
      <text:p text:style-name="Preformatted_20_Text"># is encryption of the network traffic. By setting require_certificate to true,</text:p>
      <text:p text:style-name="Preformatted_20_Text"># the client must provide a valid certificate in order for the network</text:p>
      <text:p text:style-name="Preformatted_20_Text"># connection to proceed. This allows access to the broker to be controlled</text:p>
      <text:p text:style-name="Preformatted_20_Text"># outside of the mechanisms provided by MQTT.</text:p>
      <text:p text:style-name="Preformatted_20_Text">#require_certificate false</text:p>
      <text:p text:style-name="Preformatted_20_Text"/>
      <text:p text:style-name="Preformatted_20_Text"># If require_certificate is true, you may set use_identity_as_username to true</text:p>
      <text:p text:style-name="Preformatted_20_Text"># to use the CN value from the client certificate as a username. If this is</text:p>
      <text:p text:style-name="Preformatted_20_Text"># true, the password_file option will not be used for this listener.</text:p>
      <text:p text:style-name="Preformatted_20_Text">#use_identity_as_username false</text:p>
      <text:p text:style-name="Preformatted_20_Text"/>
      <text:p text:style-name="Preformatted_20_Text"># -----------------------------------------------------------------</text:p>
      <text:p text:style-name="Preformatted_20_Text"># Pre-shared-key based SSL/TLS support</text:p>
      <text:p text:style-name="Preformatted_20_Text"># -----------------------------------------------------------------</text:p>
      <text:p text:style-name="Preformatted_20_Text"># The following options can be used to enable PSK based SSL/TLS support for</text:p>
      <text:p text:style-name="Preformatted_20_Text"># this listener. Note that the recommended port for MQTT over TLS is 8883, but</text:p>
      <text:p text:style-name="Preformatted_20_Text"># this must be set manually.</text:p>
      <text:p text:style-name="Preformatted_20_Text">#</text:p>
      <text:p text:style-name="Preformatted_20_Text"># See also the mosquitto-tls man page and the "Certificate based SSL/TLS</text:p>
      <text:p text:style-name="Preformatted_20_Text"># support" section. Only one of certificate or PSK encryption support can be</text:p>
      <text:p text:style-name="Preformatted_20_Text"># enabled for any listener.</text:p>
      <text:p text:style-name="Preformatted_20_Text"/>
      <text:p text:style-name="Preformatted_20_Text"># The psk_hint option enables pre-shared-key support for this listener and also</text:p>
      <text:p text:style-name="Preformatted_20_Text"># acts as an identifier for this listener. The hint is sent to clients and may</text:p>
      <text:p text:style-name="Preformatted_20_Text"># be used locally to aid authentication. The hint is a free form string that</text:p>
      <text:p text:style-name="Preformatted_20_Text"># doesn't have much meaning in itself, so feel free to be creative.</text:p>
      <text:p text:style-name="Preformatted_20_Text"># If this option is provided, see psk_file to define the pre-shared keys to be</text:p>
      <text:p text:style-name="Preformatted_20_Text"># used or create a security plugin to handle them.</text:p>
      <text:p text:style-name="Preformatted_20_Text">#psk_hint</text:p>
      <text:p text:style-name="Preformatted_20_Text"/>
      <text:p text:style-name="Preformatted_20_Text"># When using PSK, the encryption ciphers used will be chosen from the list of</text:p>
      <text:p text:style-name="Preformatted_20_Text"># available PSK ciphers. If you want to control which ciphers are available,</text:p>
      <text:p text:style-name="Preformatted_20_Text"># use the "ciphers" option. <text:s/>The list of available ciphers can be optained</text:p>
      <text:p text:style-name="Preformatted_20_Text"># using the "openssl ciphers" command and should be provided in the same format</text:p>
      <text:p text:style-name="Preformatted_20_Text"># as the output of that command.</text:p>
      <text:p text:style-name="Preformatted_20_Text">#ciphers</text:p>
      <text:p text:style-name="Preformatted_20_Text"/>
      <text:p text:style-name="Preformatted_20_Text"># Set use_identity_as_username to have the psk identity sent by the client used</text:p>
      <text:p text:style-name="Preformatted_20_Text"># as its username. Authentication will be carried out using the PSK rather than</text:p>
      <text:p text:style-name="Preformatted_20_Text"># the MQTT username/password and so password_file will not be used for this</text:p>
      <text:p text:style-name="Preformatted_20_Text"># listener.</text:p>
      <text:p text:style-name="Preformatted_20_Text">#use_identity_as_username false</text:p>
      <text:p text:style-name="Preformatted_20_Text"/>
      <text:p text:style-name="Preformatted_20_Text"/>
      <text:p text:style-name="Preformatted_20_Text"># =================================================================</text:p>
      <text:p text:style-name="Preformatted_20_Text"># Persistence</text:p>
      <text:p text:style-name="Preformatted_20_Text"># =================================================================</text:p>
      <text:p text:style-name="Preformatted_20_Text"/>
      <text:p text:style-name="Preformatted_20_Text"># If persistence is enabled, save the in-memory database to disk</text:p>
      <text:p text:style-name="Preformatted_20_Text"># every autosave_interval seconds. If set to 0, the persistence</text:p>
      <text:p text:style-name="Preformatted_20_Text"># database will only be written when mosquitto exits. See also</text:p>
      <text:p text:style-name="Preformatted_20_Text"># autosave_on_changes.</text:p>
      <text:p text:style-name="Preformatted_20_Text"><text:soft-page-break/># Note that writing of the persistence database can be forced by</text:p>
      <text:p text:style-name="Preformatted_20_Text"># sending mosquitto a SIGUSR1 signal.</text:p>
      <text:p text:style-name="Preformatted_20_Text">#autosave_interval 1800</text:p>
      <text:p text:style-name="Preformatted_20_Text"/>
      <text:p text:style-name="Preformatted_20_Text"># If true, mosquitto will count the number of subscription changes, retained</text:p>
      <text:p text:style-name="Preformatted_20_Text"># messages received and queued messages and if the total exceeds</text:p>
      <text:p text:style-name="Preformatted_20_Text"># autosave_interval then the in-memory database will be saved to disk.</text:p>
      <text:p text:style-name="Preformatted_20_Text"># If false, mosquitto will save the in-memory database to disk by treating</text:p>
      <text:p text:style-name="Preformatted_20_Text"># autosave_interval as a time in seconds.</text:p>
      <text:p text:style-name="Preformatted_20_Text">#autosave_on_changes false</text:p>
      <text:p text:style-name="Preformatted_20_Text"/>
      <text:p text:style-name="Preformatted_20_Text"># Save persistent message data to disk (true/false).</text:p>
      <text:p text:style-name="Preformatted_20_Text"># This saves information about all messages, including</text:p>
      <text:p text:style-name="Preformatted_20_Text"># subscriptions, currently in-flight messages and retained</text:p>
      <text:p text:style-name="Preformatted_20_Text"># messages.</text:p>
      <text:p text:style-name="Preformatted_20_Text"># retained_persistence is a synonym for this option.</text:p>
      <text:p text:style-name="Preformatted_20_Text">#persistence false</text:p>
      <text:p text:style-name="Preformatted_20_Text"/>
      <text:p text:style-name="Preformatted_20_Text"># The filename to use for the persistent database, not including</text:p>
      <text:p text:style-name="Preformatted_20_Text"># the path.</text:p>
      <text:p text:style-name="Preformatted_20_Text">#persistence_file mosquitto.db</text:p>
      <text:p text:style-name="Preformatted_20_Text"/>
      <text:p text:style-name="Preformatted_20_Text"># Location for persistent database. Must include trailing /</text:p>
      <text:p text:style-name="Preformatted_20_Text"># Default is an empty string (current directory).</text:p>
      <text:p text:style-name="Preformatted_20_Text"># Set to e.g. /var/lib/mosquitto/ if running as a proper service on Linux or</text:p>
      <text:p text:style-name="Preformatted_20_Text"># similar.</text:p>
      <text:p text:style-name="Preformatted_20_Text">#persistence_location</text:p>
      <text:p text:style-name="Preformatted_20_Text"/>
      <text:p text:style-name="Preformatted_20_Text"/>
      <text:p text:style-name="Preformatted_20_Text"># =================================================================</text:p>
      <text:p text:style-name="Preformatted_20_Text"># Logging</text:p>
      <text:p text:style-name="Preformatted_20_Text"># =================================================================</text:p>
      <text:p text:style-name="Preformatted_20_Text"/>
      <text:p text:style-name="Preformatted_20_Text"># Places to log to. Use multiple log_dest lines for multiple</text:p>
      <text:p text:style-name="Preformatted_20_Text"># logging destinations.</text:p>
      <text:p text:style-name="Preformatted_20_Text"># Possible destinations are: stdout stderr syslog topic file</text:p>
      <text:p text:style-name="Preformatted_20_Text">#</text:p>
      <text:p text:style-name="Preformatted_20_Text"># stdout and stderr log to the console on the named output.</text:p>
      <text:p text:style-name="Preformatted_20_Text">#</text:p>
      <text:p text:style-name="Preformatted_20_Text"># syslog uses the userspace syslog facility which usually ends up</text:p>
      <text:p text:style-name="Preformatted_20_Text"># in /var/log/messages or similar.</text:p>
      <text:p text:style-name="Preformatted_20_Text">#</text:p>
      <text:p text:style-name="Preformatted_20_Text"># topic logs to the broker topic '$SYS/broker/log/&lt;severity&gt;',</text:p>
      <text:p text:style-name="Preformatted_20_Text"># where severity is one of D, E, W, N, I, M which are debug, error,</text:p>
      <text:p text:style-name="Preformatted_20_Text"># warning, notice, information and message. Message type severity is used by</text:p>
      <text:p text:style-name="Preformatted_20_Text"># the subscribe/unsubscribe log_types and publishes log messages to</text:p>
      <text:p text:style-name="Preformatted_20_Text"># $SYS/broker/log/M/susbcribe or $SYS/broker/log/M/unsubscribe.</text:p>
      <text:p text:style-name="Preformatted_20_Text">#</text:p>
      <text:p text:style-name="Preformatted_20_Text"># The file destination requires an additional parameter which is the file to be</text:p>
      <text:p text:style-name="Preformatted_20_Text"># logged to, e.g. "log_dest file /var/log/mosquitto.log". The file will be</text:p>
      <text:p text:style-name="Preformatted_20_Text"># closed and reopened when the broker receives a HUP signal. Only a single file</text:p>
      <text:p text:style-name="Preformatted_20_Text"># destination may be configured.</text:p>
      <text:p text:style-name="Preformatted_20_Text">#</text:p>
      <text:p text:style-name="Preformatted_20_Text"># Note that if the broker is running as a Windows service it will default to</text:p>
      <text:p text:style-name="Preformatted_20_Text"># "log_dest none" and neither stdout nor stderr logging is available.</text:p>
      <text:p text:style-name="Preformatted_20_Text"># Use "log_dest none" if you wish to disable logging.</text:p>
      <text:p text:style-name="Preformatted_20_Text">#log_dest stderr</text:p>
      <text:p text:style-name="Preformatted_20_Text"/>
      <text:p text:style-name="Preformatted_20_Text"># Types of messages to log. Use multiple log_type lines for logging</text:p>
      <text:p text:style-name="Preformatted_20_Text"><text:soft-page-break/># multiple types of messages.</text:p>
      <text:p text:style-name="Preformatted_20_Text"># Possible types are: debug, error, warning, notice, information,</text:p>
      <text:p text:style-name="Preformatted_20_Text"># none, subscribe, unsubscribe, websockets, all.</text:p>
      <text:p text:style-name="Preformatted_20_Text"># Note that debug type messages are for decoding the incoming/outgoing</text:p>
      <text:p text:style-name="Preformatted_20_Text"># network packets. They are not logged in "topics".</text:p>
      <text:p text:style-name="Preformatted_20_Text">#log_type error</text:p>
      <text:p text:style-name="Preformatted_20_Text">#log_type warning</text:p>
      <text:p text:style-name="Preformatted_20_Text">#log_type notice</text:p>
      <text:p text:style-name="Preformatted_20_Text">#log_type information</text:p>
      <text:p text:style-name="Preformatted_20_Text"/>
      <text:p text:style-name="Preformatted_20_Text"/>
      <text:p text:style-name="Preformatted_20_Text"># If set to true, client connection and disconnection messages will be included</text:p>
      <text:p text:style-name="Preformatted_20_Text"># in the log.</text:p>
      <text:p text:style-name="Preformatted_20_Text">#connection_messages true</text:p>
      <text:p text:style-name="Preformatted_20_Text"/>
      <text:p text:style-name="Preformatted_20_Text"># If using syslog logging (not on Windows), messages will be logged to the</text:p>
      <text:p text:style-name="Preformatted_20_Text"># "daemon" facility by default. Use the log_facility option to choose which of</text:p>
      <text:p text:style-name="Preformatted_20_Text"># local0 to local7 to log to instead. The option value should be an integer</text:p>
      <text:p text:style-name="Preformatted_20_Text"># value, e.g. "log_facility 5" to use local5.</text:p>
      <text:p text:style-name="Preformatted_20_Text">#log_facility</text:p>
      <text:p text:style-name="Preformatted_20_Text"/>
      <text:p text:style-name="Preformatted_20_Text"># If set to true, add a timestamp value to each log message.</text:p>
      <text:p text:style-name="Preformatted_20_Text">#log_timestamp true</text:p>
      <text:p text:style-name="Preformatted_20_Text"/>
      <text:p text:style-name="Preformatted_20_Text"># Set the format of the log timestamp. If left unset, this is the number of</text:p>
      <text:p text:style-name="Preformatted_20_Text"># seconds since the Unix epoch.</text:p>
      <text:p text:style-name="Preformatted_20_Text"># This is a free text string which will be passed to the strftime function. To</text:p>
      <text:p text:style-name="Preformatted_20_Text"># get an ISO 8601 datetime, for example:</text:p>
      <text:p text:style-name="Preformatted_20_Text"># log_timestamp_format %Y-%m-%dT%H:%M:%S</text:p>
      <text:p text:style-name="Preformatted_20_Text">#log_timestamp_format</text:p>
      <text:p text:style-name="Preformatted_20_Text"/>
      <text:p text:style-name="Preformatted_20_Text"># Change the websockets logging level. This is a global option, it is not</text:p>
      <text:p text:style-name="Preformatted_20_Text"># possible to set per listener. This is an integer that is interpreted by</text:p>
      <text:p text:style-name="Preformatted_20_Text"># libwebsockets as a bit mask for its lws_log_levels enum. See the</text:p>
      <text:p text:style-name="Preformatted_20_Text"># libwebsockets documentation for more details. "log_type websockets" must also</text:p>
      <text:p text:style-name="Preformatted_20_Text"># be enabled.</text:p>
      <text:p text:style-name="Preformatted_20_Text">#websockets_log_level 0</text:p>
      <text:p text:style-name="Preformatted_20_Text"/>
      <text:p text:style-name="Preformatted_20_Text"/>
      <text:p text:style-name="Preformatted_20_Text"># =================================================================</text:p>
      <text:p text:style-name="Preformatted_20_Text"># Security</text:p>
      <text:p text:style-name="Preformatted_20_Text"># =================================================================</text:p>
      <text:p text:style-name="Preformatted_20_Text"/>
      <text:p text:style-name="Preformatted_20_Text"># If set, only clients that have a matching prefix on their</text:p>
      <text:p text:style-name="Preformatted_20_Text"># clientid will be allowed to connect to the broker. By default,</text:p>
      <text:p text:style-name="Preformatted_20_Text"># all clients may connect.</text:p>
      <text:p text:style-name="Preformatted_20_Text"># For example, setting "secure-" here would mean a client "secure-</text:p>
      <text:p text:style-name="Preformatted_20_Text"># client" could connect but another with clientid "mqtt" couldn't.</text:p>
      <text:p text:style-name="Preformatted_20_Text">#clientid_prefixes</text:p>
      <text:p text:style-name="Preformatted_20_Text"/>
      <text:p text:style-name="Preformatted_20_Text"># Boolean value that determines whether clients that connect</text:p>
      <text:p text:style-name="Preformatted_20_Text"># without providing a username are allowed to connect. If set to</text:p>
      <text:p text:style-name="Preformatted_20_Text"># false then a password file should be created (see the</text:p>
      <text:p text:style-name="Preformatted_20_Text"># password_file option) to control authenticated client access.</text:p>
      <text:p text:style-name="Preformatted_20_Text">#</text:p>
      <text:p text:style-name="Preformatted_20_Text"># Defaults to true if no other security options are set. If `password_file` or</text:p>
      <text:p text:style-name="Preformatted_20_Text"># `psk_file` is set, or if an authentication plugin is loaded which implements</text:p>
      <text:p text:style-name="Preformatted_20_Text"># username/password or TLS-PSK checks, then `allow_anonymous` defaults to</text:p>
      <text:p text:style-name="Preformatted_20_Text"># false.</text:p>
      <text:p text:style-name="Preformatted_20_Text"><text:soft-page-break/>#</text:p>
      <text:p text:style-name="Preformatted_20_Text">#allow_anonymous true</text:p>
      <text:p text:style-name="Preformatted_20_Text"/>
      <text:p text:style-name="Preformatted_20_Text"># -----------------------------------------------------------------</text:p>
      <text:p text:style-name="Preformatted_20_Text"># Default authentication and topic access control</text:p>
      <text:p text:style-name="Preformatted_20_Text"># -----------------------------------------------------------------</text:p>
      <text:p text:style-name="Preformatted_20_Text"/>
      <text:p text:style-name="Preformatted_20_Text"># Control access to the broker using a password file. This file can be</text:p>
      <text:p text:style-name="Preformatted_20_Text"># generated using the mosquitto_passwd utility. If TLS support is not compiled</text:p>
      <text:p text:style-name="Preformatted_20_Text"># into mosquitto (it is recommended that TLS support should be included) then</text:p>
      <text:p text:style-name="Preformatted_20_Text"># plain text passwords are used, in which case the file should be a text file</text:p>
      <text:p text:style-name="Preformatted_20_Text"># with lines in the format:</text:p>
      <text:p text:style-name="Preformatted_20_Text"># username:password</text:p>
      <text:p text:style-name="Preformatted_20_Text"># The password (and colon) may be omitted if desired, although this</text:p>
      <text:p text:style-name="Preformatted_20_Text"># offers very little in the way of security.</text:p>
      <text:p text:style-name="Preformatted_20_Text">#</text:p>
      <text:p text:style-name="Preformatted_20_Text"># See the TLS client require_certificate and use_identity_as_username options</text:p>
      <text:p text:style-name="Preformatted_20_Text"># for alternative authentication options. If an auth_plugin is used as well as</text:p>
      <text:p text:style-name="Preformatted_20_Text"># password_file, the auth_plugin check will be made first.</text:p>
      <text:p text:style-name="Preformatted_20_Text">#password_file</text:p>
      <text:p text:style-name="Preformatted_20_Text"/>
      <text:p text:style-name="Preformatted_20_Text"># Access may also be controlled using a pre-shared-key file. This requires</text:p>
      <text:p text:style-name="Preformatted_20_Text"># TLS-PSK support and a listener configured to use it. The file should be text</text:p>
      <text:p text:style-name="Preformatted_20_Text"># lines in the format:</text:p>
      <text:p text:style-name="Preformatted_20_Text"># identity:key</text:p>
      <text:p text:style-name="Preformatted_20_Text"># The key should be in hexadecimal format without a leading "0x".</text:p>
      <text:p text:style-name="Preformatted_20_Text"># If an auth_plugin is used as well, the auth_plugin check will be made first.</text:p>
      <text:p text:style-name="Preformatted_20_Text">#psk_file</text:p>
      <text:p text:style-name="Preformatted_20_Text"/>
      <text:p text:style-name="Preformatted_20_Text"># Control access to topics on the broker using an access control list</text:p>
      <text:p text:style-name="Preformatted_20_Text"># file. If this parameter is defined then only the topics listed will</text:p>
      <text:p text:style-name="Preformatted_20_Text"># have access.</text:p>
      <text:p text:style-name="Preformatted_20_Text"># If the first character of a line of the ACL file is a # it is treated as a</text:p>
      <text:p text:style-name="Preformatted_20_Text"># comment.</text:p>
      <text:p text:style-name="Preformatted_20_Text"># Topic access is added with lines of the format:</text:p>
      <text:p text:style-name="Preformatted_20_Text">#</text:p>
      <text:p text:style-name="Preformatted_20_Text"># topic [read|write|readwrite] &lt;topic&gt;</text:p>
      <text:p text:style-name="Preformatted_20_Text">#</text:p>
      <text:p text:style-name="Preformatted_20_Text"># The access type is controlled using "read", "write" or "readwrite". This</text:p>
      <text:p text:style-name="Preformatted_20_Text"># parameter is optional (unless &lt;topic&gt; contains a space character) - if not</text:p>
      <text:p text:style-name="Preformatted_20_Text"># given then the access is read/write. <text:s/>&lt;topic&gt; can contain the + or #</text:p>
      <text:p text:style-name="Preformatted_20_Text"># wildcards as in subscriptions.</text:p>
      <text:p text:style-name="Preformatted_20_Text">#</text:p>
      <text:p text:style-name="Preformatted_20_Text"># The first set of topics are applied to anonymous clients, assuming</text:p>
      <text:p text:style-name="Preformatted_20_Text"># allow_anonymous is true. User specific topic ACLs are added after a</text:p>
      <text:p text:style-name="Preformatted_20_Text"># user line as follows:</text:p>
      <text:p text:style-name="Preformatted_20_Text">#</text:p>
      <text:p text:style-name="Preformatted_20_Text"># user &lt;username&gt;</text:p>
      <text:p text:style-name="Preformatted_20_Text">#</text:p>
      <text:p text:style-name="Preformatted_20_Text"># The username referred to here is the same as in password_file. It is</text:p>
      <text:p text:style-name="Preformatted_20_Text"># not the clientid.</text:p>
      <text:p text:style-name="Preformatted_20_Text">#</text:p>
      <text:p text:style-name="Preformatted_20_Text">#</text:p>
      <text:p text:style-name="Preformatted_20_Text"># If is also possible to define ACLs based on pattern substitution within the</text:p>
      <text:p text:style-name="Preformatted_20_Text"># topic. The patterns available for substition are:</text:p>
      <text:p text:style-name="Preformatted_20_Text">#</text:p>
      <text:p text:style-name="Preformatted_20_Text"># %c to match the client id of the client</text:p>
      <text:p text:style-name="Preformatted_20_Text"># %u to match the username of the client</text:p>
      <text:p text:style-name="Preformatted_20_Text">#</text:p>
      <text:p text:style-name="Preformatted_20_Text"><text:soft-page-break/># The substitution pattern must be the only text for that level of hierarchy.</text:p>
      <text:p text:style-name="Preformatted_20_Text">#</text:p>
      <text:p text:style-name="Preformatted_20_Text"># The form is the same as for the topic keyword, but using pattern as the</text:p>
      <text:p text:style-name="Preformatted_20_Text"># keyword.</text:p>
      <text:p text:style-name="Preformatted_20_Text"># Pattern ACLs apply to all users even if the "user" keyword has previously</text:p>
      <text:p text:style-name="Preformatted_20_Text"># been given.</text:p>
      <text:p text:style-name="Preformatted_20_Text">#</text:p>
      <text:p text:style-name="Preformatted_20_Text"># If using bridges with usernames and ACLs, connection messages can be allowed</text:p>
      <text:p text:style-name="Preformatted_20_Text"># with the following pattern:</text:p>
      <text:p text:style-name="Preformatted_20_Text"># pattern write $SYS/broker/connection/%c/state</text:p>
      <text:p text:style-name="Preformatted_20_Text">#</text:p>
      <text:p text:style-name="Preformatted_20_Text"># pattern [read|write|readwrite] &lt;topic&gt;</text:p>
      <text:p text:style-name="Preformatted_20_Text">#</text:p>
      <text:p text:style-name="Preformatted_20_Text"># Example:</text:p>
      <text:p text:style-name="Preformatted_20_Text">#</text:p>
      <text:p text:style-name="Preformatted_20_Text"># pattern write sensor/%u/data</text:p>
      <text:p text:style-name="Preformatted_20_Text">#</text:p>
      <text:p text:style-name="Preformatted_20_Text"># If an auth_plugin is used as well as acl_file, the auth_plugin check will be</text:p>
      <text:p text:style-name="Preformatted_20_Text"># made first.</text:p>
      <text:p text:style-name="Preformatted_20_Text">#acl_file</text:p>
      <text:p text:style-name="Preformatted_20_Text"/>
      <text:p text:style-name="Preformatted_20_Text"># -----------------------------------------------------------------</text:p>
      <text:p text:style-name="Preformatted_20_Text"># External authentication and topic access plugin options</text:p>
      <text:p text:style-name="Preformatted_20_Text"># -----------------------------------------------------------------</text:p>
      <text:p text:style-name="Preformatted_20_Text"/>
      <text:p text:style-name="Preformatted_20_Text"># External authentication and access control can be supported with the</text:p>
      <text:p text:style-name="Preformatted_20_Text"># auth_plugin option. This is a path to a loadable plugin. See also the</text:p>
      <text:p text:style-name="Preformatted_20_Text"># auth_opt_* options described below.</text:p>
      <text:p text:style-name="Preformatted_20_Text">#</text:p>
      <text:p text:style-name="Preformatted_20_Text"># The auth_plugin option can be specified multiple times to load multiple</text:p>
      <text:p text:style-name="Preformatted_20_Text"># plugins. The plugins will be processed in the order that they are specified</text:p>
      <text:p text:style-name="Preformatted_20_Text"># here. If the auth_plugin option is specified alongside either of</text:p>
      <text:p text:style-name="Preformatted_20_Text"># password_file or acl_file then the plugin checks will be made first.</text:p>
      <text:p text:style-name="Preformatted_20_Text">#</text:p>
      <text:p text:style-name="Preformatted_20_Text">#auth_plugin</text:p>
      <text:p text:style-name="Preformatted_20_Text"/>
      <text:p text:style-name="Preformatted_20_Text"># If the auth_plugin option above is used, define options to pass to the</text:p>
      <text:p text:style-name="Preformatted_20_Text"># plugin here as described by the plugin instructions. All options named</text:p>
      <text:p text:style-name="Preformatted_20_Text"># using the format auth_opt_* will be passed to the plugin, for example:</text:p>
      <text:p text:style-name="Preformatted_20_Text">#</text:p>
      <text:p text:style-name="Preformatted_20_Text"># auth_opt_db_host</text:p>
      <text:p text:style-name="Preformatted_20_Text"># auth_opt_db_port</text:p>
      <text:p text:style-name="Preformatted_20_Text"># auth_opt_db_username</text:p>
      <text:p text:style-name="Preformatted_20_Text"># auth_opt_db_password</text:p>
      <text:p text:style-name="Preformatted_20_Text"/>
      <text:p text:style-name="Preformatted_20_Text"/>
      <text:p text:style-name="Preformatted_20_Text"># =================================================================</text:p>
      <text:p text:style-name="Preformatted_20_Text"># Bridges</text:p>
      <text:p text:style-name="Preformatted_20_Text"># =================================================================</text:p>
      <text:p text:style-name="Preformatted_20_Text"/>
      <text:p text:style-name="Preformatted_20_Text"># A bridge is a way of connecting multiple MQTT brokers together.</text:p>
      <text:p text:style-name="Preformatted_20_Text"># Create a new bridge using the "connection" option as described below. Set</text:p>
      <text:p text:style-name="Preformatted_20_Text"># options for the bridges using the remaining parameters. You must specify the</text:p>
      <text:p text:style-name="Preformatted_20_Text"># address and at least one topic to subscribe to.</text:p>
      <text:p text:style-name="Preformatted_20_Text">#</text:p>
      <text:p text:style-name="Preformatted_20_Text"># Each connection must have a unique name.</text:p>
      <text:p text:style-name="Preformatted_20_Text">#</text:p>
      <text:p text:style-name="Preformatted_20_Text"># The address line may have multiple host address and ports specified. See</text:p>
      <text:p text:style-name="Preformatted_20_Text"># below in the round_robin description for more details on bridge behaviour if</text:p>
      <text:p text:style-name="Preformatted_20_Text"><text:soft-page-break/># multiple addresses are used. Note that if you use an IPv6 address, then you</text:p>
      <text:p text:style-name="Preformatted_20_Text"># are required to specify a port.</text:p>
      <text:p text:style-name="Preformatted_20_Text">#</text:p>
      <text:p text:style-name="Preformatted_20_Text"># The direction that the topic will be shared can be chosen by</text:p>
      <text:p text:style-name="Preformatted_20_Text"># specifying out, in or both, where the default value is out.</text:p>
      <text:p text:style-name="Preformatted_20_Text"># The QoS level of the bridged communication can be specified with the next</text:p>
      <text:p text:style-name="Preformatted_20_Text"># topic option. The default QoS level is 0, to change the QoS the topic</text:p>
      <text:p text:style-name="Preformatted_20_Text"># direction must also be given.</text:p>
      <text:p text:style-name="Preformatted_20_Text">#</text:p>
      <text:p text:style-name="Preformatted_20_Text"># The local and remote prefix options allow a topic to be remapped when it is</text:p>
      <text:p text:style-name="Preformatted_20_Text"># bridged to/from the remote broker. This provides the ability to place a topic</text:p>
      <text:p text:style-name="Preformatted_20_Text"># tree in an appropriate location.</text:p>
      <text:p text:style-name="Preformatted_20_Text">#</text:p>
      <text:p text:style-name="Preformatted_20_Text"># For more details see the mosquitto.conf man page.</text:p>
      <text:p text:style-name="Preformatted_20_Text">#</text:p>
      <text:p text:style-name="Preformatted_20_Text"># Multiple topics can be specified per connection, but be careful</text:p>
      <text:p text:style-name="Preformatted_20_Text"># not to create any loops.</text:p>
      <text:p text:style-name="Preformatted_20_Text">#</text:p>
      <text:p text:style-name="Preformatted_20_Text"># If you are using bridges with cleansession set to false (the default), then</text:p>
      <text:p text:style-name="Preformatted_20_Text"># you may get unexpected behaviour from incoming topics if you change what</text:p>
      <text:p text:style-name="Preformatted_20_Text"># topics you are subscribing to. This is because the remote broker keeps the</text:p>
      <text:p text:style-name="Preformatted_20_Text"># subscription for the old topic. If you have this problem, connect your bridge</text:p>
      <text:p text:style-name="Preformatted_20_Text"># with cleansession set to true, then reconnect with cleansession set to false</text:p>
      <text:p text:style-name="Preformatted_20_Text"># as normal.</text:p>
      <text:p text:style-name="Preformatted_20_Text">#connection &lt;name&gt;</text:p>
      <text:p text:style-name="Preformatted_20_Text">#address &lt;host&gt;[:&lt;port&gt;] [&lt;host&gt;[:&lt;port&gt;]]</text:p>
      <text:p text:style-name="Preformatted_20_Text">#topic &lt;topic&gt; [[[out | in | both] qos-level] local-prefix remote-prefix]</text:p>
      <text:p text:style-name="Preformatted_20_Text"/>
      <text:p text:style-name="Preformatted_20_Text"/>
      <text:p text:style-name="Preformatted_20_Text"># If a bridge has topics that have "out" direction, the default behaviour is to</text:p>
      <text:p text:style-name="Preformatted_20_Text"># send an unsubscribe request to the remote broker on that topic. This means</text:p>
      <text:p text:style-name="Preformatted_20_Text"># that changing a topic direction from "in" to "out" will not keep receiving</text:p>
      <text:p text:style-name="Preformatted_20_Text"># incoming messages. Sending these unsubscribe requests is not always</text:p>
      <text:p text:style-name="Preformatted_20_Text"># desirable, setting bridge_attempt_unsubscribe to false will disable sending</text:p>
      <text:p text:style-name="Preformatted_20_Text"># the unsubscribe request.</text:p>
      <text:p text:style-name="Preformatted_20_Text">#bridge_attempt_unsubscribe true</text:p>
      <text:p text:style-name="Preformatted_20_Text"/>
      <text:p text:style-name="Preformatted_20_Text"># Set the version of the MQTT protocol to use with for this bridge. Can be one</text:p>
      <text:p text:style-name="Preformatted_20_Text"># of mqttv311 or mqttv11. Defaults to mqttv311.</text:p>
      <text:p text:style-name="Preformatted_20_Text">#bridge_protocol_version mqttv311</text:p>
      <text:p text:style-name="Preformatted_20_Text"/>
      <text:p text:style-name="Preformatted_20_Text"># Set the clean session variable for this bridge.</text:p>
      <text:p text:style-name="Preformatted_20_Text"># When set to true, when the bridge disconnects for any reason, all</text:p>
      <text:p text:style-name="Preformatted_20_Text"># messages and subscriptions will be cleaned up on the remote</text:p>
      <text:p text:style-name="Preformatted_20_Text"># broker. Note that with cleansession set to true, there may be a</text:p>
      <text:p text:style-name="Preformatted_20_Text"># significant amount of retained messages sent when the bridge</text:p>
      <text:p text:style-name="Preformatted_20_Text"># reconnects after losing its connection.</text:p>
      <text:p text:style-name="Preformatted_20_Text"># When set to false, the subscriptions and messages are kept on the</text:p>
      <text:p text:style-name="Preformatted_20_Text"># remote broker, and delivered when the bridge reconnects.</text:p>
      <text:p text:style-name="Preformatted_20_Text">#cleansession false</text:p>
      <text:p text:style-name="Preformatted_20_Text"/>
      <text:p text:style-name="Preformatted_20_Text"># Set the amount of time a bridge using the lazy start type must be idle before</text:p>
      <text:p text:style-name="Preformatted_20_Text"># it will be stopped. Defaults to 60 seconds.</text:p>
      <text:p text:style-name="Preformatted_20_Text">#idle_timeout 60</text:p>
      <text:p text:style-name="Preformatted_20_Text"/>
      <text:p text:style-name="Preformatted_20_Text"># Set the keepalive interval for this bridge connection, in</text:p>
      <text:p text:style-name="Preformatted_20_Text"># seconds.</text:p>
      <text:p text:style-name="Preformatted_20_Text">#keepalive_interval 60</text:p>
      <text:p text:style-name="Preformatted_20_Text"/>
      <text:p text:style-name="Preformatted_20_Text"><text:soft-page-break/># Set the clientid to use on the local broker. If not defined, this defaults to</text:p>
      <text:p text:style-name="Preformatted_20_Text"># 'local.&lt;clientid&gt;'. If you are bridging a broker to itself, it is important</text:p>
      <text:p text:style-name="Preformatted_20_Text"># that local_clientid and clientid do not match.</text:p>
      <text:p text:style-name="Preformatted_20_Text">#local_clientid</text:p>
      <text:p text:style-name="Preformatted_20_Text"/>
      <text:p text:style-name="Preformatted_20_Text"># If set to true, publish notification messages to the local and remote brokers</text:p>
      <text:p text:style-name="Preformatted_20_Text"># giving information about the state of the bridge connection. Retained</text:p>
      <text:p text:style-name="Preformatted_20_Text"># messages are published to the topic $SYS/broker/connection/&lt;clientid&gt;/state</text:p>
      <text:p text:style-name="Preformatted_20_Text"># unless the notification_topic option is used.</text:p>
      <text:p text:style-name="Preformatted_20_Text"># If the message is 1 then the connection is active, or 0 if the connection has</text:p>
      <text:p text:style-name="Preformatted_20_Text"># failed.</text:p>
      <text:p text:style-name="Preformatted_20_Text"># This uses the last will and testament feature.</text:p>
      <text:p text:style-name="Preformatted_20_Text">#notifications true</text:p>
      <text:p text:style-name="Preformatted_20_Text"/>
      <text:p text:style-name="Preformatted_20_Text"># Choose the topic on which notification messages for this bridge are</text:p>
      <text:p text:style-name="Preformatted_20_Text"># published. If not set, messages are published on the topic</text:p>
      <text:p text:style-name="Preformatted_20_Text"># $SYS/broker/connection/&lt;clientid&gt;/state</text:p>
      <text:p text:style-name="Preformatted_20_Text">#notification_topic</text:p>
      <text:p text:style-name="Preformatted_20_Text"/>
      <text:p text:style-name="Preformatted_20_Text"># Set the client id to use on the remote end of this bridge connection. If not</text:p>
      <text:p text:style-name="Preformatted_20_Text"># defined, this defaults to 'name.hostname' where name is the connection name</text:p>
      <text:p text:style-name="Preformatted_20_Text"># and hostname is the hostname of this computer.</text:p>
      <text:p text:style-name="Preformatted_20_Text"># This replaces the old "clientid" option to avoid confusion. "clientid"</text:p>
      <text:p text:style-name="Preformatted_20_Text"># remains valid for the time being.</text:p>
      <text:p text:style-name="Preformatted_20_Text">#remote_clientid</text:p>
      <text:p text:style-name="Preformatted_20_Text"/>
      <text:p text:style-name="Preformatted_20_Text"># Set the password to use when connecting to a broker that requires</text:p>
      <text:p text:style-name="Preformatted_20_Text"># authentication. This option is only used if remote_username is also set.</text:p>
      <text:p text:style-name="Preformatted_20_Text"># This replaces the old "password" option to avoid confusion. "password"</text:p>
      <text:p text:style-name="Preformatted_20_Text"># remains valid for the time being.</text:p>
      <text:p text:style-name="Preformatted_20_Text">#remote_password</text:p>
      <text:p text:style-name="Preformatted_20_Text"/>
      <text:p text:style-name="Preformatted_20_Text"># Set the username to use when connecting to a broker that requires</text:p>
      <text:p text:style-name="Preformatted_20_Text"># authentication.</text:p>
      <text:p text:style-name="Preformatted_20_Text"># This replaces the old "username" option to avoid confusion. "username"</text:p>
      <text:p text:style-name="Preformatted_20_Text"># remains valid for the time being.</text:p>
      <text:p text:style-name="Preformatted_20_Text">#remote_username</text:p>
      <text:p text:style-name="Preformatted_20_Text"/>
      <text:p text:style-name="Preformatted_20_Text"># Set the amount of time a bridge using the automatic start type will wait</text:p>
      <text:p text:style-name="Preformatted_20_Text"># until attempting to reconnect.</text:p>
      <text:p text:style-name="Preformatted_20_Text"># This option can be configured to use a constant delay time in seconds, or to</text:p>
      <text:p text:style-name="Preformatted_20_Text"># use a backoff mechanism based on "Decorrelated Jitter", which adds a degree</text:p>
      <text:p text:style-name="Preformatted_20_Text"># of randomness to when the restart occurs.</text:p>
      <text:p text:style-name="Preformatted_20_Text">#</text:p>
      <text:p text:style-name="Preformatted_20_Text"># Set a constant timeout of 20 seconds:</text:p>
      <text:p text:style-name="Preformatted_20_Text"># restart_timeout 20</text:p>
      <text:p text:style-name="Preformatted_20_Text">#</text:p>
      <text:p text:style-name="Preformatted_20_Text"># Set backoff with a base (start value) of 10 seconds and a cap (upper limit) of</text:p>
      <text:p text:style-name="Preformatted_20_Text"># 60 seconds:</text:p>
      <text:p text:style-name="Preformatted_20_Text"># restart_timeout 10 30</text:p>
      <text:p text:style-name="Preformatted_20_Text">#</text:p>
      <text:p text:style-name="Preformatted_20_Text"># Defaults to jitter with a base of 5 and cap of 30</text:p>
      <text:p text:style-name="Preformatted_20_Text">#restart_timeout 5 30</text:p>
      <text:p text:style-name="Preformatted_20_Text"/>
      <text:p text:style-name="Preformatted_20_Text"># If the bridge has more than one address given in the address/addresses</text:p>
      <text:p text:style-name="Preformatted_20_Text"># configuration, the round_robin option defines the behaviour of the bridge on</text:p>
      <text:p text:style-name="Preformatted_20_Text"># a failure of the bridge connection. If round_robin is false, the default</text:p>
      <text:p text:style-name="Preformatted_20_Text"># value, then the first address is treated as the main bridge connection. If</text:p>
      <text:p text:style-name="Preformatted_20_Text"># the connection fails, the other secondary addresses will be attempted in</text:p>
      <text:p text:style-name="Preformatted_20_Text"><text:soft-page-break/># turn. Whilst connected to a secondary bridge, the bridge will periodically</text:p>
      <text:p text:style-name="Preformatted_20_Text"># attempt to reconnect to the main bridge until successful.</text:p>
      <text:p text:style-name="Preformatted_20_Text"># If round_robin is true, then all addresses are treated as equals. If a</text:p>
      <text:p text:style-name="Preformatted_20_Text"># connection fails, the next address will be tried and if successful will</text:p>
      <text:p text:style-name="Preformatted_20_Text"># remain connected until it fails</text:p>
      <text:p text:style-name="Preformatted_20_Text">#round_robin false</text:p>
      <text:p text:style-name="Preformatted_20_Text"/>
      <text:p text:style-name="Preformatted_20_Text"># Set the start type of the bridge. This controls how the bridge starts and</text:p>
      <text:p text:style-name="Preformatted_20_Text"># can be one of three types: automatic, lazy and once. Note that RSMB provides</text:p>
      <text:p text:style-name="Preformatted_20_Text"># a fourth start type "manual" which isn't currently supported by mosquitto.</text:p>
      <text:p text:style-name="Preformatted_20_Text">#</text:p>
      <text:p text:style-name="Preformatted_20_Text"># "automatic" is the default start type and means that the bridge connection</text:p>
      <text:p text:style-name="Preformatted_20_Text"># will be started automatically when the broker starts and also restarted</text:p>
      <text:p text:style-name="Preformatted_20_Text"># after a short delay (30 seconds) if the connection fails.</text:p>
      <text:p text:style-name="Preformatted_20_Text">#</text:p>
      <text:p text:style-name="Preformatted_20_Text"># Bridges using the "lazy" start type will be started automatically when the</text:p>
      <text:p text:style-name="Preformatted_20_Text"># number of queued messages exceeds the number set with the "threshold"</text:p>
      <text:p text:style-name="Preformatted_20_Text"># parameter. It will be stopped automatically after the time set by the</text:p>
      <text:p text:style-name="Preformatted_20_Text"># "idle_timeout" parameter. Use this start type if you wish the connection to</text:p>
      <text:p text:style-name="Preformatted_20_Text"># only be active when it is needed.</text:p>
      <text:p text:style-name="Preformatted_20_Text">#</text:p>
      <text:p text:style-name="Preformatted_20_Text"># A bridge using the "once" start type will be started automatically when the</text:p>
      <text:p text:style-name="Preformatted_20_Text"># broker starts but will not be restarted if the connection fails.</text:p>
      <text:p text:style-name="Preformatted_20_Text">#start_type automatic</text:p>
      <text:p text:style-name="Preformatted_20_Text"/>
      <text:p text:style-name="Preformatted_20_Text"># Set the number of messages that need to be queued for a bridge with lazy</text:p>
      <text:p text:style-name="Preformatted_20_Text"># start type to be restarted. Defaults to 10 messages.</text:p>
      <text:p text:style-name="Preformatted_20_Text"># Must be less than max_queued_messages.</text:p>
      <text:p text:style-name="Preformatted_20_Text">#threshold 10</text:p>
      <text:p text:style-name="Preformatted_20_Text"/>
      <text:p text:style-name="Preformatted_20_Text"># If try_private is set to true, the bridge will attempt to indicate to the</text:p>
      <text:p text:style-name="Preformatted_20_Text"># remote broker that it is a bridge not an ordinary client. If successful, this</text:p>
      <text:p text:style-name="Preformatted_20_Text"># means that loop detection will be more effective and that retained messages</text:p>
      <text:p text:style-name="Preformatted_20_Text"># will be propagated correctly. Not all brokers support this feature so it may</text:p>
      <text:p text:style-name="Preformatted_20_Text"># be necessary to set try_private to false if your bridge does not connect</text:p>
      <text:p text:style-name="Preformatted_20_Text"># properly.</text:p>
      <text:p text:style-name="Preformatted_20_Text">#try_private true</text:p>
      <text:p text:style-name="Preformatted_20_Text"/>
      <text:p text:style-name="Preformatted_20_Text"># -----------------------------------------------------------------</text:p>
      <text:p text:style-name="Preformatted_20_Text"># Certificate based SSL/TLS support</text:p>
      <text:p text:style-name="Preformatted_20_Text"># -----------------------------------------------------------------</text:p>
      <text:p text:style-name="Preformatted_20_Text"># Either bridge_cafile or bridge_capath must be defined to enable TLS support</text:p>
      <text:p text:style-name="Preformatted_20_Text"># for this bridge.</text:p>
      <text:p text:style-name="Preformatted_20_Text"># bridge_cafile defines the path to a file containing the</text:p>
      <text:p text:style-name="Preformatted_20_Text"># Certificate Authority certificates that have signed the remote broker</text:p>
      <text:p text:style-name="Preformatted_20_Text"># certificate.</text:p>
      <text:p text:style-name="Preformatted_20_Text"># bridge_capath defines a directory that will be searched for files containing</text:p>
      <text:p text:style-name="Preformatted_20_Text"># the CA certificates. For bridge_capath to work correctly, the certificate</text:p>
      <text:p text:style-name="Preformatted_20_Text"># files must have ".crt" as the file ending and you must run "openssl rehash</text:p>
      <text:p text:style-name="Preformatted_20_Text"># &lt;path to capath&gt;" each time you add/remove a certificate.</text:p>
      <text:p text:style-name="Preformatted_20_Text">#bridge_cafile</text:p>
      <text:p text:style-name="Preformatted_20_Text">#bridge_capath</text:p>
      <text:p text:style-name="Preformatted_20_Text"/>
      <text:p text:style-name="Preformatted_20_Text"/>
      <text:p text:style-name="Preformatted_20_Text"># If the remote broker has more than one protocol available on its port, e.g.</text:p>
      <text:p text:style-name="Preformatted_20_Text"># MQTT and WebSockets, then use bridge_alpn to configure which protocol is</text:p>
      <text:p text:style-name="Preformatted_20_Text"># requested. Note that WebSockets support for bridges is not yet available.</text:p>
      <text:p text:style-name="Preformatted_20_Text">#bridge_alpn</text:p>
      <text:p text:style-name="Preformatted_20_Text"/>
      <text:p text:style-name="Preformatted_20_Text"><text:soft-page-break/># When using certificate based encryption, bridge_insecure disables</text:p>
      <text:p text:style-name="Preformatted_20_Text"># verification of the server hostname in the server certificate. This can be</text:p>
      <text:p text:style-name="Preformatted_20_Text"># useful when testing initial server configurations, but makes it possible for</text:p>
      <text:p text:style-name="Preformatted_20_Text"># a malicious third party to impersonate your server through DNS spoofing, for</text:p>
      <text:p text:style-name="Preformatted_20_Text"># example. Use this option in testing only. If you need to resort to using this</text:p>
      <text:p text:style-name="Preformatted_20_Text"># option in a production environment, your setup is at fault and there is no</text:p>
      <text:p text:style-name="Preformatted_20_Text"># point using encryption.</text:p>
      <text:p text:style-name="Preformatted_20_Text">#bridge_insecure false</text:p>
      <text:p text:style-name="Preformatted_20_Text"/>
      <text:p text:style-name="Preformatted_20_Text"># Path to the PEM encoded client certificate, if required by the remote broker.</text:p>
      <text:p text:style-name="Preformatted_20_Text">#bridge_certfile</text:p>
      <text:p text:style-name="Preformatted_20_Text"/>
      <text:p text:style-name="Preformatted_20_Text"># Path to the PEM encoded client private key, if required by the remote broker.</text:p>
      <text:p text:style-name="Preformatted_20_Text">#bridge_keyfile</text:p>
      <text:p text:style-name="Preformatted_20_Text"/>
      <text:p text:style-name="Preformatted_20_Text"># -----------------------------------------------------------------</text:p>
      <text:p text:style-name="Preformatted_20_Text"># PSK based SSL/TLS support</text:p>
      <text:p text:style-name="Preformatted_20_Text"># -----------------------------------------------------------------</text:p>
      <text:p text:style-name="Preformatted_20_Text"># Pre-shared-key encryption provides an alternative to certificate based</text:p>
      <text:p text:style-name="Preformatted_20_Text"># encryption. A bridge can be configured to use PSK with the bridge_identity</text:p>
      <text:p text:style-name="Preformatted_20_Text"># and bridge_psk options. These are the client PSK identity, and pre-shared-key</text:p>
      <text:p text:style-name="Preformatted_20_Text"># in hexadecimal format with no "0x". Only one of certificate and PSK based</text:p>
      <text:p text:style-name="Preformatted_20_Text"># encryption can be used on one</text:p>
      <text:p text:style-name="Preformatted_20_Text"># bridge at once.</text:p>
      <text:p text:style-name="Preformatted_20_Text">#bridge_identity</text:p>
      <text:p text:style-name="Preformatted_20_Text">#bridge_psk</text:p>
      <text:p text:style-name="Preformatted_20_Text"/>
      <text:p text:style-name="Preformatted_20_Text"/>
      <text:p text:style-name="Preformatted_20_Text"># =================================================================</text:p>
      <text:p text:style-name="Preformatted_20_Text"># External config files</text:p>
      <text:p text:style-name="Preformatted_20_Text"># =================================================================</text:p>
      <text:p text:style-name="Preformatted_20_Text"/>
      <text:p text:style-name="Preformatted_20_Text"># External configuration files may be included by using the</text:p>
      <text:p text:style-name="Preformatted_20_Text"># include_dir option. This defines a directory that will be searched</text:p>
      <text:p text:style-name="Preformatted_20_Text"># for config files. All files that end in '.conf' will be loaded as</text:p>
      <text:p text:style-name="Preformatted_20_Text"># a configuration file. It is best to have this as the last option</text:p>
      <text:p text:style-name="Preformatted_20_Text"># in the main file. This option will only be processed from the main</text:p>
      <text:p text:style-name="Preformatted_20_Text"># configuration file. The directory specified must not contain the</text:p>
      <text:p text:style-name="Preformatted_20_Text"># main configuration file.</text:p>
      <text:p text:style-name="Preformatted_20_Text"># Files within include_dir will be loaded sorted in case-sensitive</text:p>
      <text:p text:style-name="Preformatted_20_Text"># alphabetical order, with capital letters ordered first. If this option is</text:p>
      <text:p text:style-name="Preformatted_20_Text"># given multiple times, all of the files from the first instance will be</text:p>
      <text:p text:style-name="Preformatted_20_Text"># processed before the next instance. See the man page for examples.</text:p>
      <text:p text:style-name="P1">#include_di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6:47:04.164514806</meta:creation-date>
    <dc:date>2019-10-25T06:48:07.153994763</dc:date>
    <meta:editing-duration>PT1M3S</meta:editing-duration>
    <meta:editing-cycles>1</meta:editing-cycles>
    <meta:document-statistic meta:table-count="0" meta:image-count="0" meta:object-count="0" meta:page-count="17" meta:paragraph-count="860" meta:word-count="7280" meta:character-count="43567" meta:non-whitespace-character-count="37140"/>
    <meta:generator>LibreOffice/6.0.7.3$Linux_X86_64 LibreOffice_project/00m0$Build-3</meta:generator>
  </office:meta>
</office:document-meta>
</file>